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tr" fo:country="TR" fo:font-style="normal" style:text-underline-style="none" officeooo:rsid="0019ddd0" officeooo:paragraph-rsid="0019ddd0" style:font-style-asian="normal" style:font-style-complex="normal"/>
    </style:style>
    <style:style style:name="P2" style:family="paragraph" style:parent-style-name="Standard">
      <style:text-properties fo:language="tr" fo:country="TR" fo:font-style="normal" style:text-underline-style="none" officeooo:rsid="001a7f50" officeooo:paragraph-rsid="001a7f50" style:font-style-asian="normal" style:font-style-complex="normal"/>
    </style:style>
    <style:style style:name="P3" style:family="paragraph" style:parent-style-name="Standard">
      <style:text-properties fo:language="tr" fo:country="TR" fo:font-style="normal" style:text-underline-style="none" officeooo:rsid="001baa93" officeooo:paragraph-rsid="001baa93" style:font-style-asian="normal" style:font-style-complex="normal"/>
    </style:style>
    <style:style style:name="P4" style:family="paragraph" style:parent-style-name="Standard">
      <style:text-properties fo:language="tr" fo:country="TR" fo:font-style="normal" style:text-underline-style="none" officeooo:rsid="001c7ae4" officeooo:paragraph-rsid="001c7ae4" style:font-style-asian="normal" style:font-style-complex="normal"/>
    </style:style>
    <style:style style:name="P5" style:family="paragraph" style:parent-style-name="Standard">
      <style:text-properties fo:language="tr" fo:country="TR" fo:font-style="normal" style:text-underline-style="none" officeooo:rsid="001df725" officeooo:paragraph-rsid="001df725" style:font-style-asian="normal" style:font-style-complex="normal"/>
    </style:style>
    <style:style style:name="P6" style:family="paragraph" style:parent-style-name="Standard">
      <style:text-properties fo:language="tr" fo:country="TR" fo:font-style="normal" style:text-underline-style="none" officeooo:rsid="001e6833" officeooo:paragraph-rsid="001e6833" style:font-style-asian="normal" style:font-style-complex="normal"/>
    </style:style>
    <style:style style:name="P7" style:family="paragraph" style:parent-style-name="Standard">
      <style:text-properties fo:language="tr" fo:country="TR" fo:font-style="normal" style:text-underline-style="none" officeooo:rsid="0023ba60" officeooo:paragraph-rsid="0023ba60" style:font-style-asian="normal" style:font-style-complex="normal"/>
    </style:style>
    <style:style style:name="P8" style:family="paragraph" style:parent-style-name="Standard">
      <style:text-properties fo:language="tr" fo:country="TR" fo:font-style="normal" style:text-underline-style="none" fo:font-weight="normal" officeooo:rsid="0023ba60" officeooo:paragraph-rsid="0023ba60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language="tr" fo:country="TR" fo:font-style="normal" style:text-underline-style="none" fo:font-weight="normal" officeooo:rsid="0023ba60" officeooo:paragraph-rsid="0023ba60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language="tr" fo:country="TR" fo:font-style="normal" style:text-underline-style="none" fo:font-weight="normal" officeooo:rsid="0024c8b9" officeooo:paragraph-rsid="0024c8b9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fo:language="tr" fo:country="TR" fo:font-style="normal" style:text-underline-style="none" fo:font-weight="normal" officeooo:rsid="002624f5" officeooo:paragraph-rsid="002624f5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fo:language="tr" fo:country="TR" fo:font-style="normal" style:text-underline-style="none" fo:font-weight="normal" officeooo:rsid="0024f029" officeooo:paragraph-rsid="0024f02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tr" fo:country="TR" fo:font-style="normal" style:text-underline-style="none" fo:font-weight="normal" officeooo:rsid="0024f029" officeooo:paragraph-rsid="0024f029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text-properties fo:language="tr" fo:country="TR" fo:font-style="normal" style:text-underline-style="none" officeooo:rsid="0023ba60" officeooo:paragraph-rsid="0023ba60" style:font-style-asian="normal" style:font-style-complex="normal"/>
    </style:style>
    <style:style style:name="P15" style:family="paragraph" style:parent-style-name="Standard" style:list-style-name="L1">
      <style:text-properties fo:language="tr" fo:country="TR" fo:font-style="normal" style:text-underline-style="none" officeooo:rsid="0024c8b9" officeooo:paragraph-rsid="0024c8b9" style:font-style-asian="normal" style:font-style-complex="normal"/>
    </style:style>
    <style:style style:name="P16" style:family="paragraph" style:parent-style-name="Standard">
      <style:text-properties fo:language="tr" fo:country="TR" fo:font-style="normal" style:text-underline-style="none" officeooo:rsid="00286d01" officeooo:paragraph-rsid="00286d01" style:font-style-asian="normal" style:font-style-complex="normal"/>
    </style:style>
    <style:style style:name="P17" style:family="paragraph" style:parent-style-name="Standard">
      <style:text-properties fo:language="tr" fo:country="TR" fo:font-style="normal" style:text-underline-style="none" officeooo:rsid="00294b04" officeooo:paragraph-rsid="00294b04" style:font-style-asian="normal" style:font-style-complex="normal"/>
    </style:style>
    <style:style style:name="P18" style:family="paragraph" style:parent-style-name="Standard">
      <style:text-properties fo:language="tr" fo:country="TR" fo:font-style="normal" style:text-underline-style="none" officeooo:rsid="002a9d63" officeooo:paragraph-rsid="002a9d63" style:font-style-asian="normal" style:font-style-complex="normal"/>
    </style:style>
    <style:style style:name="T1" style:family="text">
      <style:text-properties officeooo:rsid="001a7f50"/>
    </style:style>
    <style:style style:name="T2" style:family="text">
      <style:text-properties officeooo:rsid="001baa93"/>
    </style:style>
    <style:style style:name="T3" style:family="text">
      <style:text-properties officeooo:rsid="001c7ae4"/>
    </style:style>
    <style:style style:name="T4" style:family="text">
      <style:text-properties officeooo:rsid="001cb15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4c8b9" style:font-weight-asian="normal" style:font-weight-complex="normal"/>
    </style:style>
    <style:style style:name="T7" style:family="text">
      <style:text-properties fo:font-weight="normal" officeooo:rsid="0024f029" style:font-weight-asian="normal" style:font-weight-complex="normal"/>
    </style:style>
    <style:style style:name="T8" style:family="text">
      <style:text-properties fo:font-weight="normal" officeooo:rsid="002624f5" style:font-weight-asian="normal" style:font-weight-complex="normal"/>
    </style:style>
    <style:style style:name="T9" style:family="text">
      <style:text-properties fo:font-weight="normal" officeooo:rsid="002a9d6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Film:<text:tab/><text:tab/></text:p>
      <text:p text:style-name="P1"><text:span text:style-name="T3">int </text:span><text:span text:style-name="T1">PK </text:span>ID<text:tab/><text:tab/><text:tab/></text:p>
      <text:p text:style-name="P1"><text:span text:style-name="T3">string </text:span>film adı<text:tab/></text:p>
      <text:p text:style-name="P1"><text:span text:style-name="T3">int </text:span>film süresi<text:tab/><text:tab/></text:p>
      <text:p text:style-name="P1"><text:span text:style-name="T3">long </text:span>bütçe<text:tab/><text:tab/><text:tab/></text:p>
      <text:p text:style-name="P1"><text:span text:style-name="T3">long </text:span>hasılat</text:p>
      <text:p text:style-name="P1"><text:span text:style-name="T3">double </text:span>ortalama puan</text:p>
      <text:p text:style-name="P1"><text:span text:style-name="T3">int </text:span>toplam oy</text:p>
      <text:p text:style-name="P1"><text:span text:style-name="T3">date </text:span>yayın tarihi</text:p>
      <text:p text:style-name="P1"><text:span text:style-name="T4">FK</text:span><text:span text:style-name="T3"> </text:span>tür<text:span text:style-name="T4">ID</text:span></text:p>
      <text:p text:style-name="P1"/>
      <text:p text:style-name="P1">**<text:span text:style-name="T1">Şehir:</text:span></text:p>
      <text:p text:style-name="P2"><text:span text:style-name="T3">int </text:span>PK ID</text:p>
      <text:p text:style-name="P2"><text:span text:style-name="T3">string </text:span>adı</text:p>
      <text:p text:style-name="P2"><text:span text:style-name="T3">string </text:span>code</text:p>
      <text:p text:style-name="P1"/>
      <text:p text:style-name="P1">**ürün_şehir:</text:p>
      <text:p text:style-name="P1"><text:span text:style-name="T3">int </text:span>FK şehir ID</text:p>
      <text:p text:style-name="P1"><text:span text:style-name="T3">int </text:span>FK <text:span text:style-name="T1">film ID</text:span></text:p>
      <text:p text:style-name="P1"/>
      <text:p text:style-name="P2">**Dil:</text:p>
      <text:p text:style-name="P2"><text:span text:style-name="T3">int </text:span>PK ID</text:p>
      <text:p text:style-name="P2"><text:span text:style-name="T3">string </text:span>adı</text:p>
      <text:p text:style-name="P2"><text:span text:style-name="T3">string </text:span>kodu</text:p>
      <text:p text:style-name="P2"/>
      <text:p text:style-name="P2">**Film_Dil:</text:p>
      <text:p text:style-name="P2"><text:span text:style-name="T3">int </text:span>FK film ID</text:p>
      <text:p text:style-name="P2"><text:span text:style-name="T3">int </text:span>FK dil ID</text:p>
      <text:p text:style-name="P2"/>
      <text:p text:style-name="P2"/>
      <text:p text:style-name="P2">**Tür:</text:p>
      <text:p text:style-name="P2"><text:span text:style-name="T3">int </text:span><text:span text:style-name="T2">PK </text:span>ID</text:p>
      <text:p text:style-name="P2"><text:span text:style-name="T3">string </text:span>adı</text:p>
      <text:p text:style-name="P2"/>
      <text:p text:style-name="P2">**Film Türü:</text:p>
      <text:p text:style-name="P2"><text:span text:style-name="T3">int </text:span>FK film ID</text:p>
      <text:p text:style-name="P2"><text:span text:style-name="T3">int </text:span>FK tür ID</text:p>
      <text:p text:style-name="P2"/>
      <text:p text:style-name="P2"/>
      <text:p text:style-name="P2">** Yapımcı Şirket</text:p>
      <text:p text:style-name="P2"><text:span text:style-name="T3">int </text:span>PK ID</text:p>
      <text:p text:style-name="P2"><text:span text:style-name="T3">string </text:span>adı</text:p>
      <text:p text:style-name="P2"/>
      <text:p text:style-name="P2"/>
      <text:p text:style-name="P2"/>
      <text:p text:style-name="P2">**Film Şirketi</text:p>
      <text:p text:style-name="P2"><text:span text:style-name="T3">int </text:span>FK film ID</text:p>
      <text:p text:style-name="P2"><text:span text:style-name="T3">int </text:span>FK Yapımcı Şirket ID</text:p>
      <text:p text:style-name="P2"/>
      <text:p text:style-name="P2"><text:soft-page-break/>**Film Kadrosu:</text:p>
      <text:p text:style-name="P2"><text:span text:style-name="T3">int </text:span>FK film ID</text:p>
      <text:p text:style-name="P2"><text:span text:style-name="T3">int </text:span>FK Cinsiyet ID</text:p>
      <text:p text:style-name="P3"><text:span text:style-name="T3">int </text:span>FK Kişi ID</text:p>
      <text:p text:style-name="P3"><text:span text:style-name="T3">string </text:span>karakter adı</text:p>
      <text:p text:style-name="P3"/>
      <text:p text:style-name="P3">**Cinsiyet:</text:p>
      <text:p text:style-name="P3"><text:span text:style-name="T3">int </text:span>PK ID</text:p>
      <text:p text:style-name="P3"><text:span text:style-name="T3">string </text:span>cinsiyet</text:p>
      <text:p text:style-name="P3"/>
      <text:p text:style-name="P3">**Kişi:</text:p>
      <text:p text:style-name="P3"><text:span text:style-name="T3">int </text:span>PK ID</text:p>
      <text:p text:style-name="P3"><text:span text:style-name="T3">string </text:span>adı</text:p>
      <text:p text:style-name="P4">string soyadı</text:p>
      <text:p text:style-name="P4">FK cinsiyet ID</text:p>
      <text:p text:style-name="P3"/>
      <text:p text:style-name="P3">**Film Ekibi</text:p>
      <text:p text:style-name="P3"><text:span text:style-name="T3">int </text:span>FK kişi ID</text:p>
      <text:p text:style-name="P3"><text:span text:style-name="T3">int </text:span>FK film ID</text:p>
      <text:p text:style-name="P3"><text:span text:style-name="T3">int </text:span>FK bölüm ID</text:p>
      <text:p text:style-name="P3"><text:span text:style-name="T3">string </text:span>iş</text:p>
      <text:p text:style-name="P3"/>
      <text:p text:style-name="P3">**Bölüm: </text:p>
      <text:p text:style-name="P3"><text:span text:style-name="T3">int </text:span>PK ID</text:p>
      <text:p text:style-name="P3"><text:span text:style-name="T3">string </text:span>adı</text:p>
      <text:p text:style-name="P3"/>
      <text:p text:style-name="P3">**Yapımcı</text:p>
      <text:p text:style-name="P3"><text:span text:style-name="T3">int </text:span>PK ID</text:p>
      <text:p text:style-name="P3"><text:span text:style-name="T3">int </text:span>FK Yapımcı Şirket</text:p>
      <text:p text:style-name="P3"><text:span text:style-name="T3">int </text:span>FK film ID</text:p>
      <text:p text:style-name="P4">int FK kişi ID</text:p>
      <text:p text:style-name="P3">------------</text:p>
      <text:p text:style-name="P5">**Film Cast:</text:p>
      <text:p text:style-name="P5">PK ID</text:p>
      <text:p text:style-name="P5">FK filmID</text:p>
      <text:p text:style-name="P5"/>
      <text:p text:style-name="P5">**Personel:</text:p>
      <text:p text:style-name="P5">PK ID</text:p>
      <text:p text:style-name="P5">FK castID</text:p>
      <text:p text:style-name="P5">string Adı</text:p>
      <text:p text:style-name="P5">string Soyadı</text:p>
      <text:p text:style-name="P5">string iş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** Oyuncu(kalıtım personel)</text:p>
      <text:p text:style-name="P5">FK personelID</text:p>
      <text:p text:style-name="P5">string Rolu</text:p>
      <text:p text:style-name="P5"/>
      <text:p text:style-name="P5">**Yapımcı(kalıtım personel)</text:p>
      <text:p text:style-name="P5">FK personelID</text:p>
      <text:p text:style-name="P5"/>
      <text:p text:style-name="P5">**Yönetmen(kalıtım personel)</text:p>
      <text:p text:style-name="P6">FK personelID</text:p>
      <text:p text:style-name="P6"/>
      <text:p text:style-name="P6">Senarist(kalıtım personel)</text:p>
      <text:p text:style-name="P6">FK personelID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Senorya: <text:span text:style-name="T5">Bir şirket film analizi için <text:s/>film bilgilerinin eklenip saklanabildiği bir sistem satın almak istemektedir.</text:span></text:p>
      <text:p text:style-name="P8"/>
      <text:p text:style-name="P8">İş kuralları:</text:p>
      <text:list xml:id="list1189578730" text:style-name="L1">
        <text:list-item>
          <text:p text:style-name="P14"><text:span text:style-name="T5">Filmin adı,türü,hasılatı,bütçesi,süresi,oyları,ortalama puanı,yayın tarihi,</text:span><text:span text:style-name="T6">dili,yapım </text:span><text:span text:style-name="T8">ülke</text:span><text:span text:style-name="T6">,türü,aldığı ödül</text:span><text:span text:style-name="T5"> ve film ekibi vardır.</text:span></text:p>
        </text:list-item>
        <text:list-item>
          <text:p text:style-name="P10">Dilin adı ve kodu vardır.</text:p>
        </text:list-item>
        <text:list-item>
          <text:p text:style-name="P11">Filmin en az bir dili olabileceği gibi birden çok dili de olabilir.</text:p>
        </text:list-item>
        <text:list-item>
          <text:p text:style-name="P15"><text:span text:style-name="T8">ülkenin</text:span><text:span text:style-name="T5"> adı ve kodu vardır.</text:span></text:p>
        </text:list-item>
        <text:list-item>
          <text:p text:style-name="P11">Film en az bir ülkeniniyapımı olabiliceği gibi birden çok ülkenin yapımı da olabilir.</text:p>
        </text:list-item>
        <text:list-item>
          <text:p text:style-name="P10">Türün adı vardır.</text:p>
        </text:list-item>
        <text:list-item>
          <text:p text:style-name="P11">Filmin en az bir türü vardır. Film birden çok türü de oluşabilir.</text:p>
        </text:list-item>
        <text:list-item>
          <text:p text:style-name="P10">Ödülün adı vardı.</text:p>
        </text:list-item>
        <text:list-item>
          <text:p text:style-name="P10">Ödül birden çok filme verilmiş olabilir.</text:p>
        </text:list-item>
        <text:list-item>
          <text:p text:style-name="P12">Ödül hiçbir filme verilmemiş olabilir.</text:p>
        </text:list-item>
        <text:list-item>
          <text:p text:style-name="P15"><text:span text:style-name="T5">Bir film birden çok ödül almış olabilir </text:span><text:span text:style-name="T8">veya </text:span><text:span text:style-name="T7">hiç ödül almamış olabilir</text:span></text:p>
        </text:list-item>
        <text:list-item>
          <text:p text:style-name="P9">Film ekibinin birden çok filmi olabilir.</text:p>
        </text:list-item>
        <text:list-item>
          <text:p text:style-name="P12">Film ekibinin en az bir filmi vardır.</text:p>
        </text:list-item>
        <text:list-item>
          <text:p text:style-name="P10">Film ekibi yapımcı şirket tarafın seçilir.</text:p>
        </text:list-item>
        <text:list-item>
          <text:p text:style-name="P10">Yapımcı şirket birden çok film ekibi seçebilir</text:p>
        </text:list-item>
        <text:list-item>
          <text:p text:style-name="P10">Film ekibi birden çok yapımcı şirket tarafından seçilmiş olabilir.</text:p>
        </text:list-item>
        <text:list-item>
          <text:p text:style-name="P10"><text:s/>Film ekibi personellerden oluşur.</text:p>
        </text:list-item>
        <text:list-item>
          <text:p text:style-name="P12">Personelin adı,soyadı,cinsiyet ve maaşı mevcuttur.</text:p>
        </text:list-item>
        <text:list-item>
          <text:p text:style-name="P15"><text:span text:style-name="T5">Personeller prodüksiyon,oyuncu veya </text:span><text:span text:style-name="T7">teknik personeldir.</text:span></text:p>
        </text:list-item>
        <text:list-item>
          <text:p text:style-name="P12">Prodüksiyon fonkisyon ve iş alanlarından oluşur.</text:p>
        </text:list-item>
        <text:list-item>
          <text:p text:style-name="P12">Oyuncunun canlandırdığı karakter vardır.</text:p>
        </text:list-item>
        <text:list-item>
          <text:p text:style-name="P12">Teknik elemanın <text:s/>departmanı ve işi vardır.</text:p>
        </text:list-item>
      </text:list>
      <text:p text:style-name="P13"/>
      <text:p text:style-name="P16"><text:span text:style-name="T5">İlişkisel Şema:</text:span></text:p>
      <text:p text:style-name="P16"><text:span text:style-name="T5"/></text:p>
      <text:p text:style-name="P17"><text:span text:style-name="T5">Film(ID:int,Adı:string,Hasılat:long,Bütçe:long,Süre(dakika):int,OrtPuan:double,Oy:int,Y.Tarihi:date,F.Ekib ID: int)</text:span></text:p>
      <text:p text:style-name="P17"><text:span text:style-name="T5">Dil(ID: int,Adı:string,Kodu:string)</text:span></text:p>
      <text:p text:style-name="P17"><text:span text:style-name="T5">Film_Dil(Film ID: int,Dil ID:int)</text:span></text:p>
      <text:p text:style-name="P17"><text:span text:style-name="T5">Ülke(ID:int,Adı:string,Kodu:string)</text:span></text:p>
      <text:p text:style-name="P17"><text:span text:style-name="T5">Yapım_Ülke(Ülke ID: int,Film ID:int)</text:span></text:p>
      <text:p text:style-name="P17"><text:span text:style-name="T5">Tür(ID: int,Adı:string)</text:span></text:p>
      <text:p text:style-name="P17"><text:span text:style-name="T5">Film_Tür(Film ID: int,Tür ID:int)</text:span></text:p>
      <text:p text:style-name="P17"><text:span text:style-name="T5">Ödül(ID: int,Adı:string)</text:span></text:p>
      <text:p text:style-name="P17"><text:span text:style-name="T5">Film_Ödül(Film ID:int,Ödül ID:int,Veriliş Tarihi: date )</text:span></text:p>
      <text:p text:style-name="P17"><text:span text:style-name="T5">Film_Ekibi(ID: int,Film ID:,int)</text:span></text:p>
      <text:p text:style-name="P17"><text:span text:style-name="T5">Personel(ID :int,Film Ekib ID:int,Adı:string,Soyadı:string,Cinsiyet:char,Maaş:int)</text:span></text:p>
      <text:p text:style-name="P17"><text:span text:style-name="T5">Prodüksiyon(Personel ID:int,Fonskiyon:string,İş:string)</text:span></text:p>
      <text:p text:style-name="P17"><text:span text:style-name="T5">Oyuncu(Personel ID: int,Karakter:string)</text:span></text:p>
      <text:p text:style-name="P17"><text:span text:style-name="T5">Teknik Ekip(Personel ID:int,Departman: string,İş:string)</text:span></text:p>
      <text:p text:style-name="P17"><text:span text:style-name="T5">Yapımcı Şirket(ID:int,</text:span><text:span text:style-name="T9">Film Ekibi ID: int,Adı:string</text:span><text:span text:style-name="T5">)</text:span></text:p>
      <text:p text:style-name="P18"><text:span text:style-name="T5">Yapımcı_Şirket_Film_Ekibi(Film Ekibi ID: int,Y.Şirket ID: int)</text:span></text:p>
      <text:p text:style-name="P18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31T23:28:47.564000000</dc:date>
    <meta:editing-duration>PT32M6S</meta:editing-duration>
    <meta:editing-cycles>5</meta:editing-cycles>
    <meta:generator>LibreOffice/7.1.3.2$Windows_X86_64 LibreOffice_project/47f78053abe362b9384784d31a6e56f8511eb1c1</meta:generator>
    <meta:document-statistic meta:table-count="0" meta:image-count="0" meta:object-count="0" meta:page-count="4" meta:paragraph-count="122" meta:word-count="450" meta:character-count="3051" meta:non-whitespace-character-count="2730"/>
  </office:meta>
</office:document-meta>
</file>